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63344" calcext:value-type="float">
            <text:p>243.1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064" calcext:value-type="float">
            <text:p>241.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872" calcext:value-type="float">
            <text:p>240.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872" calcext:value-type="float">
            <text:p>240.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9632" calcext:value-type="float">
            <text:p>238.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968" calcext:value-type="float">
            <text:p>241.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9632" calcext:value-type="float">
            <text:p>238.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872" calcext:value-type="float">
            <text:p>240.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205</text:p>
          </table:table-cell>
          <table:table-cell office:value-type="string" calcext:value-type="string">
            <text:p>Johnson County SUD Bono Quad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6" calcext:value-type="float">
            <text:p>173.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